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81cm" fo:min-width="1.351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81cm" fo:min-width="1.352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8cm" fo:min-width="1.906cm"/>
    </style:style>
    <style:style style:name="gr4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413cm" fo:min-width="1.907cm"/>
    </style:style>
    <style:style style:name="gr5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16cm" fo:min-width="1.722cm"/>
    </style:style>
    <style:style style:name="gr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Circle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213cm" fo:min-width="0.796cm"/>
    </style:style>
    <style:style style:name="gr9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347cm" fo:min-width="0.981cm"/>
    </style:style>
    <style:style style:name="gr10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213cm" fo:min-width="1.907cm"/>
    </style:style>
    <style:style style:name="gr11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413cm" fo:min-width="1.517cm"/>
    </style:style>
    <style:style style:name="gr12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611cm" fo:min-width="2.092cm"/>
    </style:style>
    <style:style style:name="gr1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546cm" fo:min-width="2.116cm"/>
    </style:style>
    <style:style style:name="gr14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413cm" fo:min-width="1.90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Circle" draw:marker-end="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Ultrafine_20_Dashed" draw:marker-start="Circle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13cm" fo:min-width="1.722cm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546cm" fo:min-width="2.092cm"/>
    </style:style>
    <style:style style:name="gr20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281cm" fo:min-width="1.721cm"/>
    </style:style>
    <style:style style:name="gr21" style:family="graphic" style:parent-style-name="objectwithoutfill">
      <style:graphic-properties draw:stroke="solid" draw:stroke-dash="Ultrafine_20_Dashed" svg:stroke-width="0.035cm" svg:stroke-color="#000000" draw:marker-start="Circl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281cm" fo:min-width="1.722cm"/>
    </style:style>
    <style:style style:name="gr23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282cm" fo:min-width="1.722cm"/>
    </style:style>
    <style:style style:name="gr24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281cm" fo:min-width="1.722cm"/>
    </style:style>
    <style:style style:name="gr25" style:family="graphic" style:parent-style-name="objectwithoutfill">
      <style:graphic-properties draw:stroke="solid" draw:stroke-dash="Ultrafine_20_Dashed" draw:marker-start="Circle" draw:marker-end="" draw:marker-end-width="0.3cm" draw:fill="none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23cm" fo:min-width="1.971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23cm" fo:min-width="1.972cm"/>
    </style:style>
    <style:style style:name="gr28" style:family="graphic" style:parent-style-name="standard">
      <style:graphic-properties svg:stroke-color="#000000" draw:fill="none" draw:textarea-horizontal-align="justify" draw:textarea-vertical-align="top" draw:auto-grow-height="false" fo:min-height="4.433cm" fo:min-width="9.18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242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226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15cm" fo:min-width="0.334cm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15cm" fo:min-width="0.122cm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0.517cm"/>
    </style:style>
    <style:style style:name="gr3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015cm" fo:min-width="0.122cm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516cm"/>
    </style:style>
    <style:style style:name="gr36" style:family="graphic" style:parent-style-name="standard">
      <style:graphic-properties svg:stroke-color="#000000" draw:fill="solid" draw:fill-color="#fdc578" draw:textarea-horizontal-align="justify" draw:textarea-vertical-align="middle" draw:auto-grow-height="false" fo:min-height="0.015cm" fo:min-width="0.122cm"/>
    </style:style>
    <style:style style:name="gr37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015cm" fo:min-width="0.148cm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807cm"/>
    </style:style>
    <style:style style:name="gr39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016cm" fo:min-width="0.148cm"/>
    </style:style>
    <style:style style:name="gr40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015cm" fo:min-width="0.148cm"/>
    </style:style>
    <style:style style:name="gr41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016cm" fo:min-width="0.122cm"/>
    </style:style>
    <style:style style:name="gr42" style:family="graphic" style:parent-style-name="objectwithoutfill">
      <style:graphic-properties svg:stroke-color="#000000" draw:marker-start="Circle" draw:marker-end="Arrow" draw:marker-end-width="0.3cm" draw:fill="none" draw:fill-color="#729fcf" draw:textarea-vertical-align="middle"/>
    </style:style>
    <style:style style:name="gr43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281cm" fo:min-width="1.722cm"/>
    </style:style>
    <style:style style:name="gr44" style:family="graphic" style:parent-style-name="standard">
      <style:graphic-properties draw:textarea-horizontal-align="justify" draw:textarea-vertical-align="middle" draw:auto-grow-height="false" fo:min-height="0.919cm" fo:min-width="2.554cm"/>
    </style:style>
    <style:style style:name="gr45" style:family="graphic" style:parent-style-name="standard">
      <style:graphic-properties svg:stroke-color="#b3cac7" draw:textarea-horizontal-align="justify" draw:textarea-vertical-align="middle" draw:auto-grow-height="false" fo:min-height="0.559cm" fo:min-width="2.64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449cm" fo:min-width="0.4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0pt" fo:font-weight="bold" style:font-size-asian="8pt" style:font-size-complex="8pt"/>
    </style:style>
    <style:style style:name="P3" style:family="paragraph">
      <loext:graphic-properties draw:fill="solid" draw:fill-color="#dddddd"/>
      <style:paragraph-properties fo:margin-left="0.051cm" fo:margin-right="0cm" fo:text-align="center" fo:text-indent="0cm"/>
      <style:text-properties fo:font-size="10pt" fo:font-weight="bold" style:font-size-asian="8pt" style:font-size-complex="8pt"/>
    </style:style>
    <style:style style:name="P4" style:family="paragraph">
      <loext:graphic-properties draw:fill="solid" draw:fill-color="#fcc79b"/>
      <style:paragraph-properties fo:text-align="center"/>
      <style:text-properties fo:font-size="10pt" fo:font-weight="bold" style:font-size-asian="8pt" style:font-size-complex="8pt"/>
    </style:style>
    <style:style style:name="P5" style:family="paragraph">
      <loext:graphic-properties draw:fill="solid" draw:fill-color="#e0efd4"/>
      <style:paragraph-properties fo:text-align="center"/>
      <style:text-properties fo:font-size="10pt" fo:font-weight="bold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7a19a"/>
      <style:paragraph-properties fo:text-align="center"/>
      <style:text-properties fo:font-size="10pt" fo:font-weight="bold" style:font-size-asian="8pt" style:font-size-complex="8pt"/>
    </style:style>
    <style:style style:name="P8" style:family="paragraph">
      <loext:graphic-properties draw:fill="solid" draw:fill-color="#bce4e5"/>
      <style:paragraph-properties fo:text-align="center"/>
      <style:text-properties fo:font-size="10pt" fo:font-weight="bold" style:font-size-asian="8pt" style:font-size-complex="8pt"/>
    </style:style>
    <style:style style:name="P9" style:family="paragraph">
      <loext:graphic-properties draw:fill="solid" draw:fill-color="#bee3d3"/>
      <style:paragraph-properties fo:text-align="center"/>
      <style:text-properties fo:font-size="10pt" fo:font-weight="bold" style:font-size-asian="8pt" style:font-size-complex="8pt"/>
    </style:style>
    <style:style style:name="P10" style:family="paragraph">
      <loext:graphic-properties draw:fill="solid" draw:fill-color="#adc5e7"/>
      <style:paragraph-properties fo:text-align="center"/>
      <style:text-properties fo:font-size="10pt" fo:font-weight="bold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  <style:text-properties fo:font-size="9pt" fo:font-weight="bold" style:font-size-asian="9pt" style:font-size-complex="9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solid" draw:fill-color="#dddddd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7a19a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solid" draw:fill-color="#fdc578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solid" draw:fill-color="#e0efd4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solid" draw:fill-color="#bce4e5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bee3d3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solid" draw:fill-color="#adc5e7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none" draw:fill-color="#729fcf"/>
      <style:paragraph-properties fo:text-align="center"/>
    </style:style>
    <style:style style:name="P25" style:family="paragraph">
      <style:paragraph-properties fo:text-align="center"/>
      <style:text-properties fo:font-size="11pt" style:font-size-asian="11pt" style:font-size-complex="11pt"/>
    </style:style>
    <style:style style:name="P2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7" style:family="paragraph">
      <style:text-properties fo:font-size="11pt" style:font-size-asian="11pt" style:font-size-complex="11pt"/>
    </style:style>
    <style:style style:name="P2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9" style:family="paragraph"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8pt" style:font-size-complex="8pt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17cm" svg:height="0.749cm" svg:x="4.534cm" svg:y="2.906cm">
          <text:p text:style-name="P1"><text:span text:style-name="T1">Bwa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618cm" svg:height="0.749cm" svg:x="14.217cm" svg:y="2.906cm">
          <text:p text:style-name="P1"><text:span text:style-name="T1">Bwa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402cm" svg:height="1.03cm" svg:x="4.142cm" svg:y="4.405cm">
          <text:p text:style-name="P1"><text:span text:style-name="T1">MarkDuplicate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402cm" svg:height="1.03cm" svg:x="13.825cm" svg:y="4.405cm">
          <text:p text:style-name="P1"><text:span text:style-name="T1">MarkDuplicate</text:span></text:p>
          <text:p text:style-name="P1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403cm" svg:height="0.937cm" svg:x="8.721cm" svg:y="6.652cm">
          <text:p text:style-name="P1"><text:span text:style-name="T1">BaseRecal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3.14cm" svg:height="0.942cm" svg:x="1.263cm" svg:y="6.647cm">
          <text:p text:style-name="P1"><text:span text:style-name="T1">IndelRealigner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5.843cm" svg:y1="3.655cm" svg:x2="5.843cm" svg:y2="4.405cm" draw:start-shape="id1" draw:start-glue-point="8" draw:end-shape="id2" draw:end-glue-point="4" svg:d="M5843 3655v750" svg:viewBox="0 0 1 751">
          <text:p/>
        </draw:connector>
        <draw:connector draw:style-name="gr7" draw:text-style-name="P6" draw:layer="layout" draw:type="curve" svg:x1="15.526cm" svg:y1="1.876cm" svg:x2="15.526cm" svg:y2="2.906cm" draw:end-shape="id3" draw:end-glue-point="4" svg:d="M15526 1876v1030" svg:viewBox="0 0 1 1031">
          <text:p/>
        </draw:connector>
        <draw:connector draw:style-name="gr7" draw:text-style-name="P6" draw:layer="layout" draw:type="curve" svg:x1="15.526cm" svg:y1="3.655cm" svg:x2="15.526cm" svg:y2="4.405cm" draw:start-shape="id3" draw:start-glue-point="8" draw:end-shape="id4" draw:end-glue-point="4" svg:d="M15526 3655v750" svg:viewBox="0 0 1 751">
          <text:p/>
        </draw:connector>
        <draw:custom-shape draw:style-name="gr8" draw:text-style-name="P4" xml:id="id6" draw:id="id6" draw:layer="layout" svg:width="1.832cm" svg:height="0.655cm" svg:x="10.946cm" svg:y="8.338cm">
          <text:p text:style-name="P1"><text:span text:style-name="T1">Mutec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7" draw:id="id7" draw:layer="layout" svg:width="2.093cm" svg:height="0.843cm" svg:x="8.46cm" svg:y="8.338cm">
          <text:p text:style-name="P1"><text:span text:style-name="T1">GetPileup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0.423cm" svg:y1="7.589cm" svg:x2="11.862cm" svg:y2="8.338cm" draw:start-shape="id5" draw:start-glue-point="8" draw:end-shape="id6" draw:end-glue-point="4" svg:d="M10423 7589c0 559 1439 185 1439 749" svg:viewBox="0 0 1440 750">
          <text:p/>
        </draw:connector>
        <draw:connector draw:style-name="gr6" draw:text-style-name="P6" draw:layer="layout" draw:type="curve" svg:x1="10.423cm" svg:y1="7.589cm" svg:x2="9.507cm" svg:y2="8.338cm" draw:start-shape="id5" draw:start-glue-point="8" draw:end-shape="id7" draw:end-glue-point="4" svg:d="M10423 7589c0 559-916 185-916 749" svg:viewBox="0 0 917 750">
          <text:p/>
        </draw:connector>
        <draw:custom-shape draw:style-name="gr8" draw:text-style-name="P4" xml:id="id8" draw:id="id8" draw:layer="layout" svg:width="1.832cm" svg:height="0.655cm" svg:x="10.946cm" svg:y="9.743cm"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1.862cm" svg:y1="8.993cm" svg:x2="11.862cm" svg:y2="9.743cm" draw:start-shape="id6" draw:start-glue-point="8" draw:end-shape="id8" draw:end-glue-point="4" svg:d="M11862 8993v750" svg:viewBox="0 0 1 751">
          <text:p/>
        </draw:connector>
        <draw:custom-shape draw:style-name="gr10" draw:text-style-name="P4" xml:id="id13" draw:id="id13" draw:layer="layout" svg:width="3.403cm" svg:height="0.655cm" svg:x="8.721cm" svg:y="11.335cm">
          <text:p text:style-name="P1"><text:span text:style-name="T1">FilterMutec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9" draw:id="id9" draw:layer="layout" svg:width="2.851cm" svg:height="0.937cm" svg:x="4.693cm" svg:y="6.371cm">
          <text:p text:style-name="P1"><text:span text:style-name="T1">Analyze</text:span></text:p>
          <text:p text:style-name="P1"><text:span text:style-name="T1">Covari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8.721cm" svg:y1="7.121cm" svg:x2="7.544cm" svg:y2="6.84cm" draw:start-shape="id5" draw:start-glue-point="6" draw:end-shape="id9" draw:end-glue-point="10" svg:d="M8721 7121c-885 0-297-281-1177-281" svg:viewBox="0 0 1178 282">
          <text:p/>
        </draw:connector>
        <draw:custom-shape draw:style-name="gr12" draw:text-style-name="P7" xml:id="id10" draw:id="id10" draw:layer="layout" svg:width="3.664cm" svg:height="1.217cm" svg:x="4.927cm" svg:y="8.9cm">
          <text:p text:style-name="P1"><text:span text:style-name="T1">CollectSequencing</text:span></text:p>
          <text:p text:style-name="P1"><text:span text:style-name="T1">ArtifactMetr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2" draw:id="id12" draw:layer="layout" svg:width="3.698cm" svg:height="1.124cm" svg:x="0.967cm" svg:y="8.338cm">
          <text:p text:style-name="P1"><text:span text:style-name="T1">BaseRecal</text:span></text:p>
          <text:p text:style-name="P1"><text:span text:style-name="T1">Tum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4" draw:id="id14" draw:layer="layout" svg:width="3.402cm" svg:height="0.937cm" svg:x="12.647cm" svg:y="6.652cm">
          <text:p text:style-name="P1"><text:span text:style-name="T1">BaseRecal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curve" svg:x1="8.721cm" svg:y1="7.121cm" svg:x2="6.759cm" svg:y2="8.9cm" draw:start-shape="id5" draw:start-glue-point="6" draw:end-shape="id10" draw:end-glue-point="4" svg:d="M8721 7121c-1308 0-1962 593-1962 1779" svg:viewBox="0 0 1963 1780">
          <text:p/>
        </draw:connector>
        <draw:connector draw:style-name="gr6" draw:text-style-name="P6" draw:layer="layout" draw:type="curve" svg:x1="5.843cm" svg:y1="5.435cm" svg:x2="10.423cm" svg:y2="6.652cm" draw:start-shape="id2" draw:start-glue-point="8" draw:end-shape="id5" draw:end-glue-point="4" svg:d="M5843 5435c0 912 4580 304 4580 1217" svg:viewBox="0 0 4581 1218">
          <text:p/>
        </draw:connector>
        <draw:connector draw:style-name="gr6" draw:text-style-name="P6" draw:layer="layout" draw:type="curve" svg:x1="5.843cm" svg:y1="5.435cm" svg:x2="2.833cm" svg:y2="6.647cm" draw:start-shape="id2" draw:start-glue-point="8" draw:end-shape="id11" draw:end-glue-point="4" svg:d="M5843 5435c0 909-3010 303-3010 1212" svg:viewBox="0 0 3011 1213">
          <text:p/>
        </draw:connector>
        <draw:connector draw:style-name="gr6" draw:text-style-name="P6" draw:layer="layout" draw:type="curve" svg:x1="2.833cm" svg:y1="7.589cm" svg:x2="2.816cm" svg:y2="8.338cm" draw:start-shape="id11" draw:start-glue-point="8" draw:end-shape="id12" draw:end-glue-point="4" svg:d="M2833 7589c0 562-17 188-17 749" svg:viewBox="0 0 18 750">
          <text:p/>
        </draw:connector>
        <draw:connector draw:style-name="gr6" draw:text-style-name="P6" draw:layer="layout" draw:type="curve" svg:x1="9.507cm" svg:y1="9.181cm" svg:x2="10.423cm" svg:y2="11.335cm" draw:start-shape="id7" draw:start-glue-point="8" draw:end-shape="id13" draw:end-glue-point="4" svg:d="M9507 9181c0 1614 916 537 916 2154" svg:viewBox="0 0 917 2155">
          <text:p/>
        </draw:connector>
        <draw:connector draw:style-name="gr16" draw:text-style-name="P6" draw:layer="layout" draw:type="curve" svg:x1="11.862cm" svg:y1="10.398cm" svg:x2="10.423cm" svg:y2="11.335cm" draw:start-shape="id8" draw:start-glue-point="8" draw:end-shape="id13" draw:end-glue-point="4" svg:d="M11862 10398c0 700-1439 232-1439 937" svg:viewBox="0 0 1440 938">
          <text:p/>
        </draw:connector>
        <draw:connector draw:style-name="gr17" draw:text-style-name="P6" draw:layer="layout" draw:type="curve" svg:x1="15.526cm" svg:y1="5.435cm" svg:x2="14.348cm" svg:y2="6.652cm" draw:start-shape="id4" draw:start-glue-point="8" draw:end-shape="id14" draw:end-glue-point="4" svg:d="M15526 5435c0 912-1178 304-1178 1217" svg:viewBox="0 0 1179 1218">
          <text:p/>
        </draw:connector>
        <draw:connector draw:style-name="gr17" draw:text-style-name="P6" draw:layer="layout" draw:type="curve" svg:x1="14.348cm" svg:y1="7.589cm" svg:x2="12.778cm" svg:y2="8.666cm" draw:start-shape="id14" draw:start-glue-point="8" draw:end-shape="id6" draw:end-glue-point="10" svg:d="M14348 7589c0 718-523 1077-1570 1077" svg:viewBox="0 0 1571 1078">
          <text:p/>
        </draw:connector>
        <draw:custom-shape draw:style-name="gr18" draw:text-style-name="P5" xml:id="id15" draw:id="id15" draw:layer="layout" svg:width="3.14cm" svg:height="0.937cm" svg:x="16.704cm" svg:y="6.652cm">
          <text:p text:style-name="P1"><text:span text:style-name="T1">IndelRealigner</text:span></text:p>
          <text:p text:style-name="P1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curve" svg:x1="15.526cm" svg:y1="5.435cm" svg:x2="18.274cm" svg:y2="6.652cm" draw:start-shape="id4" draw:start-glue-point="8" draw:end-shape="id15" draw:end-glue-point="4" svg:d="M15526 5435c0 912 2748 304 2748 1217" svg:viewBox="0 0 2749 1218">
          <text:p/>
        </draw:connector>
        <draw:custom-shape draw:style-name="gr19" draw:text-style-name="P5" xml:id="id16" draw:id="id16" draw:layer="layout" svg:width="3.664cm" svg:height="1.124cm" svg:x="16.442cm" svg:y="8.338cm">
          <text:p text:style-name="P1"><text:span text:style-name="T1">BaseRecalNor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curve" svg:x1="18.274cm" svg:y1="7.589cm" svg:x2="18.274cm" svg:y2="8.338cm" draw:start-shape="id15" draw:start-glue-point="8" draw:end-shape="id16" draw:end-glue-point="0" svg:d="M18274 7589v749" svg:viewBox="0 0 1 750">
          <text:p/>
        </draw:connector>
        <draw:custom-shape draw:style-name="gr20" draw:text-style-name="P8" xml:id="id17" draw:id="id17" draw:layer="layout" svg:width="3.141cm" svg:height="0.749cm" svg:x="3.486cm" svg:y="13.425cm">
          <text:p text:style-name="P1"><text:span text:style-name="T1">Mutec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.816cm" svg:y1="9.462cm" svg:x2="5.057cm" svg:y2="13.425cm" draw:start-shape="id12" draw:start-glue-point="8" draw:end-shape="id17" draw:end-glue-point="4" svg:d="M2816 9462c0 2971 2241 990 2241 3963" svg:viewBox="0 0 2242 3964">
          <text:p/>
        </draw:connector>
        <draw:connector draw:style-name="gr17" draw:text-style-name="P6" draw:layer="layout" draw:type="curve" svg:x1="18.274cm" svg:y1="9.462cm" svg:x2="6.627cm" svg:y2="13.8cm" draw:start-shape="id16" draw:start-glue-point="8" draw:end-shape="id17" draw:end-glue-point="10" svg:d="M18274 9462c0 2892-3882 4338-11647 4338" svg:viewBox="0 0 11648 4339">
          <text:p/>
        </draw:connector>
        <draw:connector draw:style-name="gr17" draw:text-style-name="P6" draw:layer="layout" draw:type="curve" svg:x1="2.816cm" svg:y1="9.462cm" svg:x2="2.833cm" svg:y2="15.455cm" draw:start-shape="id12" draw:start-glue-point="8" draw:end-shape="id18" draw:end-glue-point="4" svg:d="M2816 9462c0 4494 17 1498 17 5993" svg:viewBox="0 0 18 5994">
          <text:p/>
        </draw:connector>
        <draw:connector draw:style-name="gr21" draw:text-style-name="P6" xml:id="id25" draw:id="id25" draw:layer="layout" draw:type="curve" svg:x1="18.411cm" svg:y1="9.535cm" svg:x2="4.403cm" svg:y2="15.83cm" draw:end-shape="id18" draw:end-glue-point="10" svg:d="M18411 9535c-10129 0-3126 6295-14008 6295" svg:viewBox="0 0 14009 6296">
          <text:p/>
        </draw:connector>
        <draw:custom-shape draw:style-name="gr22" draw:text-style-name="P9" xml:id="id18" draw:id="id18" draw:layer="layout" svg:width="3.14cm" svg:height="0.749cm" svg:x="1.263cm" svg:y="15.455cm">
          <text:p text:style-name="P1"><text:span text:style-name="T1">VarscanSom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9" draw:id="id19" draw:layer="layout" svg:width="3.14cm" svg:height="0.75cm" svg:x="1.263cm" svg:y="16.953cm">
          <text:p text:style-name="P1"><text:span text:style-name="T1">ProcessSom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curve" svg:x1="2.833cm" svg:y1="16.204cm" svg:x2="2.833cm" svg:y2="16.953cm" draw:start-shape="id18" draw:start-glue-point="8" draw:end-shape="id19" draw:end-glue-point="4" svg:d="M2833 16204v749" svg:viewBox="0 0 1 750">
          <text:p/>
        </draw:connector>
        <draw:custom-shape draw:style-name="gr22" draw:text-style-name="P9" xml:id="id20" draw:id="id20" draw:layer="layout" svg:width="3.14cm" svg:height="0.749cm" svg:x="1.263cm" svg:y="18.546cm">
          <text:p text:style-name="P1"><text:span text:style-name="T1">FilterVarsc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curve" svg:x1="2.833cm" svg:y1="17.703cm" svg:x2="2.833cm" svg:y2="18.546cm" draw:start-shape="id19" draw:start-glue-point="8" draw:end-shape="id20" draw:end-glue-point="4" svg:d="M2833 17703v843" svg:viewBox="0 0 1 844">
          <text:p/>
        </draw:connector>
        <draw:custom-shape draw:style-name="gr24" draw:text-style-name="P10" xml:id="id21" draw:id="id21" draw:layer="layout" svg:width="3.14cm" svg:height="0.749cm" svg:x="5.058cm" svg:y="19.576cm">
          <text:p text:style-name="P1"><text:span text:style-name="T1">V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6" draw:layer="layout" draw:type="curve" svg:x1="4.403cm" svg:y1="18.921cm" svg:x2="6.628cm" svg:y2="19.576cm" draw:start-shape="id20" draw:start-glue-point="10" draw:end-shape="id21" draw:end-glue-point="4" svg:d="M4403 18921c1484 0 2225 218 2225 655" svg:viewBox="0 0 2226 656">
          <text:p/>
        </draw:connector>
        <draw:connector draw:style-name="gr6" draw:text-style-name="P6" draw:layer="layout" draw:type="curve" svg:x1="10.423cm" svg:y1="11.99cm" svg:x2="6.628cm" svg:y2="19.576cm" draw:start-shape="id13" draw:start-glue-point="8" draw:end-shape="id21" draw:end-glue-point="4" svg:d="M10423 11990c0 5688-3795 1895-3795 7586" svg:viewBox="0 0 3796 7587">
          <text:p/>
        </draw:connector>
        <draw:connector draw:style-name="gr6" draw:text-style-name="P6" draw:layer="layout" draw:type="curve" svg:x1="5.057cm" svg:y1="14.174cm" svg:x2="6.628cm" svg:y2="19.576cm" draw:start-shape="id17" draw:start-glue-point="8" draw:end-shape="id21" svg:d="M5057 14174c0 4050 1571 1349 1571 5402" svg:viewBox="0 0 1572 5403">
          <text:p/>
        </draw:connector>
        <draw:custom-shape draw:style-name="gr26" draw:text-style-name="P11" xml:id="id22" draw:id="id22" draw:layer="layout" svg:width="3.925cm" svg:height="0.749cm" svg:x="3.88cm" svg:y="1.127cm">
          <text:p text:style-name="P1"><text:span text:style-name="T2">Tumor Samp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5" draw:text-style-name="P6" xml:id="id23" draw:id="id23" draw:layer="layout" draw:type="curve" svg:x1="5.843cm" svg:y1="1.876cm" svg:x2="5.843cm" svg:y2="1.876cm" draw:start-shape="id22" draw:start-glue-point="8" draw:end-shape="id22" draw:end-glue-point="8" svg:d="M5843 1876z" svg:viewBox="0 0 1 1">
          <text:p/>
        </draw:connector>
        <draw:connector draw:style-name="gr6" draw:text-style-name="P6" draw:layer="layout" draw:type="curve" svg:x1="5.843cm" svg:y1="1.876cm" svg:x2="5.843cm" svg:y2="2.906cm" draw:start-shape="id23" draw:start-glue-point="0" draw:end-shape="id1" draw:end-glue-point="4" svg:d="M5843 1876v1030" svg:viewBox="0 0 1 1031">
          <text:p/>
        </draw:connector>
        <draw:custom-shape draw:style-name="gr27" draw:text-style-name="P11" draw:layer="layout" svg:width="3.926cm" svg:height="0.749cm" svg:x="13.563cm" svg:y="1.127cm">
          <text:p text:style-name="P1"><text:span text:style-name="T2">Control Samp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6" draw:layer="layout" draw:type="curve" svg:x1="6.759cm" svg:y1="10.117cm" svg:x2="8.721cm" svg:y2="11.663cm" draw:start-shape="id10" draw:start-glue-point="8" draw:end-shape="id13" draw:end-glue-point="6" svg:d="M6759 10117c0 1031 654 1546 1962 1546" svg:viewBox="0 0 1963 1547">
          <text:p/>
        </draw:connector>
        <draw:custom-shape draw:style-name="gr28" draw:text-style-name="P13" draw:layer="layout" svg:width="9.681cm" svg:height="4.683cm" svg:x="10.315cm" svg:y="23.342cm">
          <text:p text:style-name="P12"><text:span text:style-name="T3">Legend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178cm" svg:height="0.375cm" svg:x="10.415cm" svg:y="24.0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0" draw:text-style-name="P15" draw:layer="layout" svg:width="1.44cm" svg:height="0.645cm" svg:x="11.64cm" svg:y="23.922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custom-shape draw:style-name="gr31" draw:text-style-name="P6" draw:layer="layout" svg:width="1.178cm" svg:height="0.375cm" svg:x="14.989cm" svg:y="24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2.565cm" svg:height="0.645cm" svg:x="16.232cm" svg:y="23.914cm">
          <draw:text-box>
            <text:p><text:span text:style-name="T3">Process</text:span></text:p>
          </draw:text-box>
        </draw:frame>
        <draw:custom-shape draw:style-name="gr32" draw:text-style-name="P17" draw:layer="layout" svg:width="0.88cm" svg:height="0.375cm" svg:x="10.415cm" svg:y="2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6" draw:layer="layout" svg:width="3.743cm" svg:height="0.767cm" svg:x="11.389cm" svg:y="25.42cm">
          <draw:text-box>
            <text:p><text:span text:style-name="T3">P</text:span><text:span text:style-name="T3">r</text:span><text:span text:style-name="T3">e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/text:p>
          </draw:text-box>
        </draw:frame>
        <draw:custom-shape draw:style-name="gr34" draw:text-style-name="P18" draw:layer="layout" svg:width="0.88cm" svg:height="0.375cm" svg:x="10.415cm" svg:y="2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6" draw:layer="layout" svg:width="3.744cm" svg:height="0.766cm" svg:x="11.374cm" svg:y="26.059cm">
          <draw:text-box>
            <text:p><text:span text:style-name="T3">Quality</text:span><text:span text:style-name="T5"> </text:span><text:span text:style-name="T3">Control</text:span></text:p>
          </draw:text-box>
        </draw:frame>
        <draw:custom-shape draw:style-name="gr36" draw:text-style-name="P19" draw:layer="layout" svg:width="0.88cm" svg:height="0.375cm" svg:x="10.415cm" svg:y="2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6" draw:layer="layout" svg:width="3.744cm" svg:height="0.766cm" svg:x="11.477cm" svg:y="26.7cm">
          <draw:text-box>
            <text:p><text:span text:style-name="T3">M</text:span><text:span text:style-name="T3">u</text:span><text:span text:style-name="T3">T</text:span><text:span text:style-name="T3">e</text:span><text:span text:style-name="T3">c</text:span><text:span text:style-name="T3">t</text:span><text:span text:style-name="T3">2</text:span></text:p>
          </draw:text-box>
        </draw:frame>
        <draw:custom-shape draw:style-name="gr37" draw:text-style-name="P20" draw:layer="layout" svg:width="0.916cm" svg:height="0.375cm" svg:x="15.082cm" svg:y="2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5" draw:layer="layout" svg:width="4.187cm" svg:height="1.057cm" svg:x="15.998cm" svg:y="25.268cm">
          <draw:text-box>
            <text:p><text:span text:style-name="T4">Processing</text:span><text:span text:style-name="T4"><text:line-break/></text:span><text:span text:style-name="T4">VarScan2 + MuTect1</text:span></text:p>
          </draw:text-box>
        </draw:frame>
        <draw:custom-shape draw:style-name="gr39" draw:text-style-name="P21" draw:layer="layout" svg:width="0.916cm" svg:height="0.374cm" svg:x="15.082cm" svg:y="26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743cm" svg:height="0.766cm" svg:x="16.012cm" svg:y="26.06cm">
          <draw:text-box>
            <text:p><text:span text:style-name="T3">MuTect1</text:span></text:p>
          </draw:text-box>
        </draw:frame>
        <draw:custom-shape draw:style-name="gr40" draw:text-style-name="P22" draw:layer="layout" svg:width="0.916cm" svg:height="0.375cm" svg:x="15.082cm" svg:y="26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6" draw:layer="layout" svg:width="3.743cm" svg:height="0.767cm" svg:x="16.012cm" svg:y="26.7cm">
          <draw:text-box>
            <text:p><text:span text:style-name="T3">V</text:span><text:span text:style-name="T3">a</text:span><text:span text:style-name="T3">r</text:span><text:span text:style-name="T3">S</text:span><text:span text:style-name="T3">c</text:span><text:span text:style-name="T3">a</text:span><text:span text:style-name="T3">n</text:span><text:span text:style-name="T3">2</text:span></text:p>
          </draw:text-box>
        </draw:frame>
        <draw:custom-shape draw:style-name="gr41" draw:text-style-name="P23" draw:layer="layout" svg:width="0.88cm" svg:height="0.374cm" svg:x="10.416cm" svg:y="2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6" draw:layer="layout" svg:width="3.744cm" svg:height="0.767cm" svg:x="11.478cm" svg:y="27.29cm">
          <draw:text-box>
            <text:p><text:span text:style-name="T3">VEP</text:span></text:p>
          </draw:text-box>
        </draw:frame>
        <draw:frame draw:style-name="gr38" draw:text-style-name="P15" xml:id="id24" draw:id="id24" draw:layer="layout" svg:width="3.784cm" svg:height="1.057cm" svg:x="11.568cm" svg:y="24.415cm">
          <draw:text-box>
            <text:p><text:span text:style-name="T4">Processed with Tumor Sample</text:span></text:p>
          </draw:text-box>
        </draw:frame>
        <draw:connector draw:style-name="gr42" draw:text-style-name="P24" draw:layer="layout" draw:type="curve" svg:x1="10.477cm" svg:y1="24.934cm" svg:x2="11.568cm" svg:y2="24.943cm" draw:end-shape="id24" draw:end-glue-point="3" svg:d="M10477 24934c444 0-101 9 1091 9" svg:viewBox="0 0 1092 10">
          <text:p/>
        </draw:connector>
        <draw:custom-shape draw:style-name="gr20" draw:text-style-name="P8" xml:id="id26" draw:id="id26" draw:layer="layout" svg:width="3.141cm" svg:height="0.749cm" svg:x="12.166cm" svg:y="13.409cm">
          <text:p text:style-name="P1"><text:span text:style-name="T1">Manta/Strelk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8" xml:id="id27" draw:id="id27" draw:layer="layout" svg:width="3.14cm" svg:height="0.749cm" svg:x="16.835cm" svg:y="13.395cm">
          <text:p text:style-name="P1"><text:span text:style-name="T1">Haplotype</text:span><text:span text:style-name="T1">C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curve" draw:line-skew="1.247cm" svg:x1="18.411cm" svg:y1="9.535cm" svg:x2="13.737cm" svg:y2="13.409cm" draw:start-shape="id25" draw:start-glue-point="2" draw:end-shape="id26" draw:end-glue-point="4" svg:d="M18411 9535c0 931-4674-1005-4674 3874" svg:viewBox="0 0 4675 3875">
          <text:p/>
        </draw:connector>
        <draw:connector draw:style-name="gr6" draw:text-style-name="P6" draw:layer="layout" draw:type="curve" svg:x1="2.816cm" svg:y1="9.462cm" svg:x2="12.166cm" svg:y2="13.784cm" draw:start-shape="id12" draw:start-glue-point="8" draw:end-shape="id26" draw:end-glue-point="6" svg:d="M2816 9462c0 2882 3116 4322 9350 4322" svg:viewBox="0 0 9351 4323">
          <text:p/>
        </draw:connector>
        <draw:connector draw:style-name="gr6" draw:text-style-name="P6" draw:layer="layout" draw:type="curve" svg:x1="18.274cm" svg:y1="9.368cm" svg:x2="18.405cm" svg:y2="13.395cm" draw:end-shape="id27" draw:end-glue-point="4" svg:d="M18274 9368c0 2643 131 630 131 4027" svg:viewBox="0 0 132 4028">
          <text:p/>
        </draw:connector>
        <draw:connector draw:style-name="gr6" draw:text-style-name="P6" draw:layer="layout" draw:type="curve" svg:x1="13.678cm" svg:y1="14.144cm" svg:x2="6.628cm" svg:y2="19.576cm" draw:end-shape="id21" draw:end-glue-point="4" svg:d="M13678 14144c0 3697-7050 982-7050 5432" svg:viewBox="0 0 7051 5433">
          <text:p/>
        </draw:connector>
        <draw:custom-shape draw:style-name="gr40" draw:text-style-name="P22" draw:layer="layout" svg:width="0.916cm" svg:height="0.375cm" svg:x="15.081cm" svg:y="27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6" draw:layer="layout" svg:width="3.743cm" svg:height="0.766cm" svg:x="16.011cm" svg:y="27.365cm">
          <draw:text-box>
            <text:p><text:span text:style-name="T3">M</text:span><text:span text:style-name="T3">a</text:span><text:span text:style-name="T3">n</text:span><text:span text:style-name="T3">t</text:span><text:span text:style-name="T3">a</text:span><text:span text:style-name="T3">/</text:span><text:span text:style-name="T3">S</text:span><text:span text:style-name="T3">t</text:span><text:span text:style-name="T3">r</text:span><text:span text:style-name="T3">e</text:span><text:span text:style-name="T3">l</text:span><text:span text:style-name="T3">k</text:span><text:span text:style-name="T3">a</text:span><text:span text:style-name="T3">2</text:span></text:p>
          </draw:text-box>
        </draw:frame>
        <draw:custom-shape draw:style-name="gr40" draw:text-style-name="P22" draw:layer="layout" svg:width="0.916cm" svg:height="0.375cm" svg:x="15.081cm" svg:y="24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6" draw:layer="layout" svg:width="3.743cm" svg:height="0.766cm" svg:x="16.011cm" svg:y="24.637cm">
          <draw:text-box>
            <text:p><text:span text:style-name="T3">HaplotypeCaller</text:span></text:p>
          </draw:text-box>
        </draw:frame>
        <draw:custom-shape draw:style-name="gr44" draw:text-style-name="P26" xml:id="id28" draw:id="id28" draw:layer="layout" svg:width="4.318cm" svg:height="1.651cm" svg:x="12.449cm" svg:y="18.656cm">
          <text:p text:style-name="P25"><text:span text:style-name="T6">HC variants</text:span><text:span text:style-name="T6"><text:line-break/></text:span><text:span text:style-name="T6">by priority </text:span><text:span text:style-name="T6">c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5.057cm" svg:y1="14.174cm" svg:x2="14.608cm" svg:y2="18.656cm" draw:start-shape="id17" draw:start-glue-point="8" draw:end-shape="id28" draw:end-glue-point="4" svg:d="M5057 14174c0 3360 9551 1119 9551 4482" svg:viewBox="0 0 9552 4483">
          <text:p/>
        </draw:connector>
        <draw:connector draw:style-name="gr6" draw:text-style-name="P6" draw:layer="layout" draw:type="curve" svg:x1="13.7cm" svg:y1="14.118cm" svg:x2="14.608cm" svg:y2="18.656cm" draw:end-shape="id28" draw:end-glue-point="4" svg:d="M13700 14118c0 3027 908 758 908 4538" svg:viewBox="0 0 909 4539">
          <text:p/>
        </draw:connector>
        <draw:connector draw:style-name="gr6" draw:text-style-name="P6" draw:layer="layout" draw:type="curve" svg:x1="10.394cm" svg:y1="11.922cm" svg:x2="14.608cm" svg:y2="18.656cm" draw:end-shape="id28" draw:end-glue-point="4" svg:d="M10394 11922c0 4674 4214 1307 4214 6734" svg:viewBox="0 0 4215 6735">
          <text:p/>
        </draw:connector>
        <draw:connector draw:style-name="gr6" draw:text-style-name="P6" draw:layer="layout" draw:type="curve" svg:x1="4.403cm" svg:y1="18.921cm" svg:x2="14.608cm" svg:y2="18.656cm" draw:start-shape="id20" draw:start-glue-point="10" draw:end-shape="id28" draw:end-glue-point="4" svg:d="M4403 18921c6034 0 5028-384 6071-639s4134-380 4134 374" svg:viewBox="0 0 10206 837">
          <text:p/>
        </draw:connector>
        <draw:connector draw:style-name="gr6" draw:text-style-name="P6" draw:layer="layout" draw:type="curve" svg:x1="12.449cm" svg:y1="19.482cm" svg:x2="6.628cm" svg:y2="19.576cm" draw:start-shape="id28" draw:start-glue-point="6" draw:end-shape="id21" draw:end-glue-point="4" svg:d="M12449 19482c-3187 0-2655-205-3314-370s-2507-290-2507 464" svg:viewBox="0 0 5822 590">
          <text:p/>
        </draw:connector>
        <draw:custom-shape draw:style-name="gr45" draw:text-style-name="P1" xml:id="id31" draw:id="id31" draw:layer="layout" svg:width="4.445cm" svg:height="1.143cm" svg:x="8.366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8" draw:layer="layout" svg:width="2.013cm" svg:height="0.683cm" svg:x="9.398cm" svg:y="21.501cm">
          <draw:text-box>
            <text:p text:style-name="P27"><text:span text:style-name="T6">P</text:span><text:span text:style-name="T6">h</text:span><text:span text:style-name="T6">a</text:span><text:span text:style-name="T6">s</text:span><text:span text:style-name="T6">i</text:span><text:span text:style-name="T6">n</text:span><text:span text:style-name="T6">g</text:span></text:p>
          </draw:text-box>
        </draw:frame>
        <draw:custom-shape draw:style-name="gr47" draw:text-style-name="P1" xml:id="id29" draw:id="id29" draw:layer="layout" svg:width="1.601cm" svg:height="1.397cm" svg:x="18.399cm" svg:y="17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18.399cm" svg:y1="14.081cm" svg:x2="19.098cm" svg:y2="17.002cm" draw:end-shape="id29" draw:end-glue-point="4" svg:d="M18399 14081c0 1815 699 355 699 2921" svg:viewBox="0 0 700 2922">
          <text:p/>
        </draw:connector>
        <draw:connector draw:style-name="gr6" draw:text-style-name="P6" draw:layer="layout" draw:type="curve" svg:x1="16.748cm" svg:y1="19.415cm" svg:x2="18.29cm" svg:y2="17.659cm" draw:end-shape="id30" svg:d="M16748 19415c781 0 11-1756 1542-1756" svg:viewBox="0 0 1543 1757">
          <text:p/>
        </draw:connector>
        <draw:connector draw:style-name="gr6" draw:text-style-name="P6" draw:layer="layout" draw:type="curve" svg:x1="19.098cm" svg:y1="18.399cm" svg:x2="12.811cm" svg:y2="21.892cm" draw:start-shape="id29" draw:start-glue-point="6" draw:end-shape="id31" draw:end-glue-point="10" svg:d="M19098 18399c0 2329-2095 3493-6287 3493" svg:viewBox="0 0 6288 3494">
          <text:p/>
        </draw:connector>
        <draw:connector draw:style-name="gr6" draw:text-style-name="P6" draw:layer="layout" draw:type="curve" svg:x1="8.366cm" svg:y1="21.892cm" svg:x2="6.628cm" svg:y2="20.325cm" draw:start-shape="id31" draw:start-glue-point="6" draw:end-shape="id21" draw:end-glue-point="8" svg:d="M8366 21892c-1159 0-1738-522-1738-1567" svg:viewBox="0 0 1739 1568">
          <text:p/>
        </draw:connector>
        <draw:frame draw:style-name="gr48" draw:text-style-name="P30" xml:id="id30" draw:id="id30" draw:layer="layout" svg:width="1.971cm" svg:height="0.645cm" svg:x="18.29cm" svg:y="17.337cm">
          <draw:text-box>
            <text:p text:style-name="P29"><text:span text:style-name="T3">comb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09:12:24.477014372</meta:creation-date>
    <dc:date>2020-02-04T12:47:20.095743016</dc:date>
    <meta:editing-duration>PT2H52M29S</meta:editing-duration>
    <meta:editing-cycles>18</meta:editing-cycles>
    <meta:generator>LibreOffice/6.2.8.2$Linux_X86_64 LibreOffice_project/20$Build-2</meta:generator>
    <meta:document-statistic meta:object-count="97"/>
  </office:meta>
</office:document-meta>
</file>